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2pt" fo:font-weight="bold" officeooo:paragraph-rsid="00197d49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paragraph-rsid="00197d4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2pt" fo:font-weight="bold" officeooo:rsid="00197d49" officeooo:paragraph-rsid="00197d49" style:font-size-asian="42pt" style:font-weight-asian="bold" style:font-size-complex="4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paragraph-rsid="00197d4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paragraph-rsid="00197d49" style:font-size-asian="18pt" style:font-weight-asian="bold" style:font-size-complex="18pt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1">
      <style:paragraph-properties fo:margin-top="0in" fo:margin-bottom="0in" style:contextual-spacing="false"/>
      <style:text-properties officeooo:paragraph-rsid="001dce6b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 style:list-style-name="L2">
      <style:paragraph-properties fo:margin-top="0in" fo:margin-bottom="0in" style:contextual-spacing="false"/>
      <style:text-properties officeooo:paragraph-rsid="001e9393"/>
    </style:style>
    <style:style style:name="T1" style:family="text">
      <style:text-properties officeooo:rsid="001c742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StrongBox</text:p>
      <text:p text:style-name="P4"/>
      <text:p text:style-name="P4"/>
      <text:p text:style-name="P5"/>
      <text:h text:style-name="P1" text:outline-level="3">Project Outline</text:h>
      <text:list text:style-name="L1">
        <text:list-item>
          <text:p text:style-name="P6"><text:span text:style-name="Strong_20_Emphasis">Project Requirements and Planning</text:span></text:p>
          <text:list>
            <text:list-item>
              <text:p text:style-name="P7">Define core features and functionality.</text:p>
            </text:list-item>
            <text:list-item>
              <text:p text:style-name="P7">Decide on the tech stack and libraries.</text:p>
            </text:list-item>
          </text:list>
        </text:list-item>
        <text:list-item>
          <text:p text:style-name="P6"><text:span text:style-name="Strong_20_Emphasis">Core Features</text:span></text:p>
          <text:list>
            <text:list-item>
              <text:p text:style-name="P7">Secure storage for passwords.</text:p>
            </text:list-item>
            <text:list-item>
              <text:p text:style-name="P7">Password generator.</text:p>
            </text:list-item>
            <text:list-item>
              <text:p text:style-name="P7">GUI for desktop application.</text:p>
            </text:list-item>
            <text:list-item>
              <text:p text:style-name="P7">Browser accessibility.</text:p>
            </text:list-item>
            <text:list-item>
              <text:p text:style-name="P7">Clickable system tray icon.</text:p>
            </text:list-item>
          </text:list>
        </text:list-item>
        <text:list-item>
          <text:p text:style-name="P6"><text:span text:style-name="Strong_20_Emphasis">Tech Stack and Libraries</text:span></text:p>
          <text:list>
            <text:list-item>
              <text:p text:style-name="P8"><text:span text:style-name="Strong_20_Emphasis">GUI Framework</text:span>: PySide6.</text:p>
            </text:list-item>
            <text:list-item>
              <text:p text:style-name="P7"><text:span text:style-name="Strong_20_Emphasis">Password Storage and Encryption</text:span>: SQLite with SQLCipher for encryption.</text:p>
            </text:list-item>
            <text:list-item>
              <text:p text:style-name="P7"><text:span text:style-name="Strong_20_Emphasis">Password Generation</text:span>: Python’s “<text:span text:style-name="T1">secrets</text:span>” <text:span text:style-name="T1">and “string”</text:span> modules.</text:p>
            </text:list-item>
            <text:list-item>
              <text:p text:style-name="P7"><text:span text:style-name="Strong_20_Emphasis">Web Server</text:span>: Flask <text:span text:style-name="T1">for </text:span>browser accessibility.</text:p>
            </text:list-item>
            <text:list-item>
              <text:p text:style-name="P7"><text:span text:style-name="Strong_20_Emphasis">System Tray Icon</text:span>: Pystray.</text:p>
            </text:list-item>
          </text:list>
        </text:list-item>
        <text:list-item>
          <text:p text:style-name="P6"><text:span text:style-name="Strong_20_Emphasis">Project Structure</text:span></text:p>
          <text:list>
            <text:list-item>
              <text:p text:style-name="P7">Backend (Database and Encryption)</text:p>
            </text:list-item>
            <text:list-item>
              <text:p text:style-name="P7">Frontend (GUI and Browser Interface)</text:p>
            </text:list-item>
            <text:list-item>
              <text:p text:style-name="P6">Integration and Deployment</text:p>
            </text:list-item>
          </text:list>
        </text:list-item>
      </text:list>
      <text:p text:style-name="P2"/>
      <text:p text:style-name="P2"/>
      <text:h text:style-name="P1" text:outline-level="3">Detailed Steps</text:h>
      <text:list text:style-name="L2">
        <text:list-item>
          <text:p text:style-name="P9"><text:span text:style-name="Strong_20_Emphasis">Backend Development</text:span></text:p>
          <text:list>
            <text:list-item>
              <text:p text:style-name="P10">Set up an SQLite database with SQLCipher for encrypted storage.</text:p>
            </text:list-item>
            <text:list-item>
              <text:p text:style-name="P10">Implement functions for storing, retrieving, and deleting passwords.</text:p>
            </text:list-item>
            <text:list-item>
              <text:p text:style-name="P10">Create a secure password generation function.</text:p>
            </text:list-item>
          </text:list>
        </text:list-item>
        <text:list-item>
          <text:p text:style-name="P9"><text:span text:style-name="Strong_20_Emphasis">Frontend Development (GUI)</text:span></text:p>
          <text:list>
            <text:list-item>
              <text:p text:style-name="P11">Design and implement the GUI using PySide6.</text:p>
            </text:list-item>
            <text:list-item>
              <text:p text:style-name="P10">Integrate the password management functions with the GUI.</text:p>
            </text:list-item>
          </text:list>
        </text:list-item>
        <text:list-item>
          <text:p text:style-name="P9"><text:span text:style-name="Strong_20_Emphasis">Browser Accessibility</text:span></text:p>
          <text:list>
            <text:list-item>
              <text:p text:style-name="P10"><text:soft-page-break/>Set up a web server using Flask.</text:p>
            </text:list-item>
            <text:list-item>
              <text:p text:style-name="P10">Create endpoints for accessing the password manager.</text:p>
            </text:list-item>
            <text:list-item>
              <text:p text:style-name="P10">Implement authentication and session management.</text:p>
            </text:list-item>
          </text:list>
        </text:list-item>
        <text:list-item>
          <text:p text:style-name="P9"><text:span text:style-name="Strong_20_Emphasis">System Tray Icon</text:span></text:p>
          <text:list>
            <text:list-item>
              <text:p text:style-name="P10">Use Pystray to create a clickable system tray icon that launches the GUI or browser interface.</text:p>
            </text:list-item>
          </text:list>
        </text:list-item>
        <text:list-item>
          <text:p text:style-name="P9"><text:span text:style-name="Strong_20_Emphasis">Integration and Testing</text:span></text:p>
          <text:list>
            <text:list-item>
              <text:p text:style-name="P10">Ensure seamless integration between all components.</text:p>
            </text:list-item>
            <text:list-item>
              <text:p text:style-name="P10">Conduct thorough testing for security and functionality.</text:p>
            </text:list-item>
          </text:list>
        </text:list-item>
        <text:list-item>
          <text:p text:style-name="P9"><text:span text:style-name="Strong_20_Emphasis">Deployment</text:span></text:p>
          <text:list>
            <text:list-item>
              <text:p text:style-name="P9">Package the application for distribution on different platforms (Windows, macOS, Linux)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7T12:48:56.942000000</meta:creation-date>
    <dc:date>2024-08-08T13:45:48.324000000</dc:date>
    <meta:editing-duration>PT9M53S</meta:editing-duration>
    <meta:editing-cycles>4</meta:editing-cycles>
    <meta:generator>LibreOffice/24.2.0.3$Windows_X86_64 LibreOffice_project/da48488a73ddd66ea24cf16bbc4f7b9c08e9bea1</meta:generator>
    <meta:document-statistic meta:table-count="0" meta:image-count="0" meta:object-count="0" meta:page-count="2" meta:paragraph-count="40" meta:word-count="236" meta:character-count="1514" meta:non-whitespace-character-count="1355"/>
  </office:meta>
</office:document-meta>
</file>